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1.039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5.75cm" svg:y1="-0.095cm" svg:x2="6.258cm" svg:y2="0.481cm" draw:start-shape="id3" draw:start-glue-point="2" draw:end-shape="id4" draw:end-glue-point="3" svg:d="m5750-95v576h508" svg:viewBox="0 0 509 577">
          <text:p/>
        </draw:connector>
        <draw:connector draw:style-name="gr4" draw:text-style-name="P2" draw:layer="layout" svg:x1="5.75cm" svg:y1="-0.095cm" svg:x2="6.258cm" svg:y2="1.287cm" draw:start-shape="id3" draw:start-glue-point="2" draw:end-shape="id5" draw:end-glue-point="3" svg:d="m5750-95v1382h508" svg:viewBox="0 0 509 1383">
          <text:p/>
        </draw:connector>
        <draw:connector draw:style-name="gr4" draw:text-style-name="P2" draw:layer="layout" svg:x1="5.75cm" svg:y1="-0.095cm" svg:x2="6.258cm" svg:y2="2.113cm" draw:start-shape="id3" draw:start-glue-point="2" draw:end-shape="id6" draw:end-glue-point="3" svg:d="m5750-95v2208h508" svg:viewBox="0 0 509 2209">
          <text:p/>
        </draw:connector>
        <draw:connector draw:style-name="gr4" draw:text-style-name="P2" draw:layer="layout" svg:x1="5.75cm" svg:y1="-0.095cm" svg:x2="6.258cm" svg:y2="2.919cm" draw:start-shape="id3" draw:start-glue-point="2" draw:end-shape="id7" draw:end-glue-point="3" svg:d="m5750-95v3014h508" svg:viewBox="0 0 509 3015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5cm" svg:x2="6.258cm" svg:y2="3.735cm" draw:start-shape="id3" draw:start-glue-point="2" draw:end-shape="id8" draw:end-glue-point="3" svg:d="m5750-95v3830h508" svg:viewBox="0 0 509 3831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5cm" svg:x2="6.258cm" svg:y2="4.551cm" draw:start-shape="id3" draw:start-glue-point="2" draw:end-shape="id9" draw:end-glue-point="3" svg:d="m5750-95v4646h508" svg:viewBox="0 0 509 4647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5cm" svg:x2="6.258cm" svg:y2="5.367cm" draw:start-shape="id3" draw:start-glue-point="2" draw:end-shape="id10" draw:end-glue-point="3" svg:d="m5750-9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5cm" svg:x2="24.076cm" svg:y2="-1.119cm" draw:start-shape="id22" draw:start-glue-point="2" draw:end-shape="id23" draw:end-glue-point="3" svg:d="m23504-1695v576h572" svg:viewBox="0 0 573 577">
          <text:p/>
        </draw:connector>
        <draw:connector draw:style-name="gr4" draw:text-style-name="P2" draw:layer="layout" svg:x1="23.504cm" svg:y1="-1.695cm" svg:x2="24.076cm" svg:y2="-0.367cm" draw:start-shape="id22" draw:start-glue-point="2" draw:end-shape="id24" draw:end-glue-point="3" svg:d="m23504-1695v1328h572" svg:viewBox="0 0 573 1329">
          <text:p/>
        </draw:connector>
        <draw:connector draw:style-name="gr4" draw:text-style-name="P2" draw:layer="layout" svg:x1="23.504cm" svg:y1="-1.695cm" svg:x2="24.076cm" svg:y2="0.395cm" draw:start-shape="id22" draw:start-glue-point="2" draw:end-shape="id25" draw:end-glue-point="3" svg:d="m23504-1695v2090h572" svg:viewBox="0 0 573 2091">
          <text:p/>
        </draw:connector>
        <draw:connector draw:style-name="gr4" draw:text-style-name="P2" draw:layer="layout" svg:x1="23.504cm" svg:y1="-1.695cm" svg:x2="24.076cm" svg:y2="1.157cm" draw:start-shape="id22" draw:start-glue-point="2" draw:end-shape="id26" draw:end-glue-point="3" svg:d="m23504-1695v2852h572" svg:viewBox="0 0 573 2853">
          <text:p/>
        </draw:connector>
        <draw:connector draw:style-name="gr4" draw:text-style-name="P2" draw:layer="layout" svg:x1="23.504cm" svg:y1="-1.695cm" svg:x2="24.076cm" svg:y2="1.929cm" draw:start-shape="id22" draw:start-glue-point="2" draw:end-shape="id27" draw:end-glue-point="3" svg:d="m23504-1695v3624h572" svg:viewBox="0 0 573 3625">
          <text:p/>
        </draw:connector>
        <draw:connector draw:style-name="gr4" draw:text-style-name="P2" draw:layer="layout" svg:x1="23.504cm" svg:y1="-1.695cm" svg:x2="24.076cm" svg:y2="2.681cm" draw:start-shape="id22" draw:start-glue-point="2" draw:end-shape="id28" draw:end-glue-point="3" svg:d="m23504-1695v4376h572" svg:viewBox="0 0 573 4377">
          <text:p/>
        </draw:connector>
        <draw:connector draw:style-name="gr4" draw:text-style-name="P2" draw:layer="layout" svg:x1="23.504cm" svg:y1="-1.695cm" svg:x2="24.076cm" svg:y2="3.443cm" draw:start-shape="id22" draw:start-glue-point="2" draw:end-shape="id29" draw:end-glue-point="3" svg:d="m23504-1695v5138h572" svg:viewBox="0 0 573 5139">
          <text:p/>
        </draw:connector>
        <draw:connector draw:style-name="gr4" draw:text-style-name="P2" draw:layer="layout" svg:x1="23.504cm" svg:y1="-1.695cm" svg:x2="24.076cm" svg:y2="4.205cm" draw:start-shape="id22" draw:start-glue-point="2" draw:end-shape="id30" draw:end-glue-point="3" svg:d="m23504-1695v5900h572" svg:viewBox="0 0 573 5901">
          <text:p/>
        </draw:connector>
        <draw:connector draw:style-name="gr4" draw:text-style-name="P2" draw:layer="layout" svg:x1="23.504cm" svg:y1="-1.695cm" svg:x2="24.076cm" svg:y2="4.977cm" draw:start-shape="id22" draw:start-glue-point="2" draw:end-shape="id31" draw:end-glue-point="3" svg:d="m23504-1695v6672h572" svg:viewBox="0 0 573 6673">
          <text:p/>
        </draw:connector>
        <draw:connector draw:style-name="gr4" draw:text-style-name="P2" draw:layer="layout" svg:x1="23.504cm" svg:y1="-1.695cm" svg:x2="24.076cm" svg:y2="5.739cm" draw:start-shape="id22" draw:start-glue-point="2" draw:end-shape="id32" draw:end-glue-point="3" svg:d="m23504-1695v7434h572" svg:viewBox="0 0 573 7435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5cm" svg:x2="24.076cm" svg:y2="6.501cm" draw:start-shape="id22" draw:start-glue-point="2" draw:end-shape="id33" draw:end-glue-point="3" svg:d="m23504-1695v8196h572" svg:viewBox="0 0 573 8197">
          <text:p/>
        </draw:connector>
        <draw:connector draw:style-name="gr4" draw:text-style-name="P2" draw:layer="layout" svg:x1="23.504cm" svg:y1="-1.695cm" svg:x2="24.076cm" svg:y2="7.263cm" draw:start-shape="id22" draw:start-glue-point="2" draw:end-shape="id34" draw:end-glue-point="3" svg:d="m23504-1695v8958h572" svg:viewBox="0 0 573 8959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5cm" svg:x2="24.076cm" svg:y2="8.025cm" draw:start-shape="id22" draw:start-glue-point="2" draw:end-shape="id35" draw:end-glue-point="3" svg:d="m23504-16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 svg:viewBox="0 0 955 440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 svg:viewBox="0 0 9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5cm" svg:x2="24.075cm" svg:y2="8.825cm" draw:start-shape="id22" draw:start-glue-point="2" draw:end-shape="id113" draw:end-glue-point="3" svg:d="m23504-1695v10520h571" svg:viewBox="0 0 572 10521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5cm" svg:x2="24.074cm" svg:y2="9.625cm" draw:start-shape="id22" draw:start-glue-point="2" draw:end-shape="id114" draw:end-glue-point="3" svg:d="m23504-16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5cm" svg:x2="6.258cm" svg:y2="6.167cm" draw:start-shape="id3" draw:start-glue-point="2" draw:end-shape="id116" draw:end-glue-point="3" svg:d="m5750-9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428cm" svg:y="26.8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5cm" svg:x2="44.761cm" svg:y2="0.355cm" draw:start-shape="id142" draw:start-glue-point="2" draw:end-shape="id143" draw:end-glue-point="3" svg:d="m43985-1095v1450h776" svg:viewBox="0 0 777 1451">
          <text:p/>
        </draw:connector>
        <draw:connector draw:style-name="gr4" draw:text-style-name="P2" draw:layer="layout" svg:x1="43.985cm" svg:y1="-1.095cm" svg:x2="44.76cm" svg:y2="1.155cm" draw:start-shape="id142" draw:start-glue-point="2" draw:end-shape="id144" draw:end-glue-point="3" svg:d="m43985-1095v2250h775" svg:viewBox="0 0 776 2251">
          <text:p/>
        </draw:connector>
        <draw:connector draw:style-name="gr4" draw:text-style-name="P2" draw:layer="layout" svg:x1="43.985cm" svg:y1="-1.095cm" svg:x2="44.759cm" svg:y2="1.955cm" draw:start-shape="id142" draw:start-glue-point="2" draw:end-shape="id145" draw:end-glue-point="3" svg:d="m43985-1095v3050h774" svg:viewBox="0 0 775 3051">
          <text:p/>
        </draw:connector>
        <draw:connector draw:style-name="gr4" draw:text-style-name="P2" draw:layer="layout" svg:x1="43.985cm" svg:y1="-1.095cm" svg:x2="44.759cm" svg:y2="2.755cm" draw:start-shape="id142" draw:start-glue-point="2" draw:end-shape="id146" draw:end-glue-point="3" svg:d="m43985-1095v3850h774" svg:viewBox="0 0 775 3851">
          <text:p/>
        </draw:connector>
        <draw:connector draw:style-name="gr4" draw:text-style-name="P2" draw:layer="layout" svg:x1="43.985cm" svg:y1="-1.095cm" svg:x2="44.759cm" svg:y2="3.555cm" draw:start-shape="id142" draw:start-glue-point="2" draw:end-shape="id147" draw:end-glue-point="3" svg:d="m43985-1095v4650h774" svg:viewBox="0 0 775 4651">
          <text:p/>
        </draw:connector>
        <draw:connector draw:style-name="gr4" draw:text-style-name="P2" draw:layer="layout" svg:x1="43.985cm" svg:y1="-1.095cm" svg:x2="44.758cm" svg:y2="4.355cm" draw:start-shape="id142" draw:start-glue-point="2" draw:end-shape="id148" draw:end-glue-point="3" svg:d="m43985-1095v5450h773" svg:viewBox="0 0 774 5451">
          <text:p/>
        </draw:connector>
        <draw:connector draw:style-name="gr4" draw:text-style-name="P2" draw:layer="layout" svg:x1="43.985cm" svg:y1="-1.095cm" svg:x2="44.757cm" svg:y2="5.155cm" draw:start-shape="id142" draw:start-glue-point="2" draw:end-shape="id149" draw:end-glue-point="3" svg:d="m43985-1095v6250h772" svg:viewBox="0 0 773 6251">
          <text:p/>
        </draw:connector>
        <draw:connector draw:style-name="gr4" draw:text-style-name="P2" draw:layer="layout" svg:x1="43.985cm" svg:y1="-1.095cm" svg:x2="44.756cm" svg:y2="5.955cm" draw:start-shape="id142" draw:start-glue-point="2" draw:end-shape="id150" draw:end-glue-point="3" svg:d="m43985-1095v7050h771" svg:viewBox="0 0 772 7051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92cm" svg:x2="41.524cm" svg:y2="-1.418cm" draw:start-shape="id151" draw:start-glue-point="2" draw:end-shape="id142" draw:end-glue-point="3" svg:d="m41018-1892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92cm" svg:x2="41.523cm" svg:y2="12.182cm" draw:start-shape="id151" draw:start-glue-point="2" draw:end-shape="id152" draw:end-glue-point="3" svg:d="m41018-1892v14074h505" svg:viewBox="0 0 506 14075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5cm" svg:x2="44.756cm" svg:y2="9.155cm" draw:start-shape="id142" draw:start-glue-point="2" draw:end-shape="id162" draw:end-glue-point="3" svg:d="m43985-109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5cm" svg:x2="44.761cm" svg:y2="-0.545cm" draw:start-shape="id142" draw:start-glue-point="2" draw:end-shape="id190" draw:end-glue-point="3" svg:d="m43985-109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227cm" svg:y="27.7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584cm" svg:y1="27.478cm" svg:x2="52.227cm" svg:y2="28.055cm" draw:start-shape="id191" draw:start-glue-point="2" draw:end-shape="id192" draw:end-glue-point="3" svg:d="m51584 274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-0.6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0.1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0.9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5cm" svg:x2="6.258cm" svg:y2="6.967cm" draw:start-shape="id3" draw:start-glue-point="2" draw:end-shape="id202" draw:end-glue-point="3" svg:d="m5750-9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1.7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5cm" svg:x2="24.114cm" svg:y2="10.492cm" draw:start-shape="id22" draw:start-glue-point="2" draw:end-shape="id206" draw:end-glue-point="3" svg:d="m23504-1695v12187h610" svg:viewBox="0 0 611 12188">
          <text:p/>
        </draw:connector>
        <draw:frame draw:style-name="gr1" draw:text-style-name="P1" draw:layer="layout" svg:width="2.951cm" svg:height="0.645cm" svg:x="51.948cm" svg:y="5.1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2.6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3.4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4.2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6.0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6.8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7.6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8.4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5cm" svg:x2="24.114cm" svg:y2="11.292cm" draw:start-shape="id22" draw:start-glue-point="2" draw:end-shape="id212" draw:end-glue-point="3" svg:d="m23504-1695v12987h610" svg:viewBox="0 0 611 12988">
          <text:p/>
        </draw:connector>
        <draw:frame draw:style-name="gr1" draw:text-style-name="P1" draw:layer="layout" svg:width="3.564cm" svg:height="0.645cm" svg:x="51.949cm" svg:y="9.3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5cm" svg:x2="24.114cm" svg:y2="12.092cm" draw:start-shape="id22" draw:start-glue-point="2" draw:end-shape="id213" draw:end-glue-point="3" svg:d="m23504-1695v13787h610" svg:viewBox="0 0 611 13788">
          <text:p/>
        </draw:connector>
        <draw:frame draw:style-name="gr1" draw:text-style-name="P1" draw:layer="layout" svg:width="2.549cm" svg:height="0.645cm" svg:x="51.948cm" svg:y="10.1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0.9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1.8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2.7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3.6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4.5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5.4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6.3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7.2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8.1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9.0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9.8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5cm" svg:x2="44.755cm" svg:y2="9.955cm" draw:start-shape="id142" draw:start-glue-point="2" draw:end-shape="id219" draw:end-glue-point="3" svg:d="m43985-1095v11050h770" svg:viewBox="0 0 771 11051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5cm" svg:x2="6.258cm" svg:y2="7.767cm" draw:start-shape="id3" draw:start-glue-point="2" draw:end-shape="id220" draw:end-glue-point="3" svg:d="m5750-95v7862h508" svg:viewBox="0 0 509 7863">
          <text:p/>
        </draw:connector>
        <draw:connector draw:style-name="gr4" draw:text-style-name="P2" draw:layer="layout" svg:x1="23.634cm" svg:y1="15.266cm" svg:x2="23.067cm" svg:y2="21.126cm" draw:start-shape="id97" draw:start-glue-point="2" draw:end-shape="id221" draw:end-glue-point="1" svg:d="m23634 15266v5860h-567" svg:viewBox="0 0 568 5861">
          <text:p/>
        </draw:connector>
        <draw:frame draw:style-name="gr1" draw:text-style-name="P1" draw:layer="layout" svg:width="3.05cm" svg:height="0.645cm" svg:x="51.94cm" svg:y="20.7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21.5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5cm" svg:x2="44.754cm" svg:y2="10.855cm" draw:start-shape="id142" draw:start-glue-point="2" draw:end-shape="id222" draw:end-glue-point="3" svg:d="m43985-1095v11950h769" svg:viewBox="0 0 770 11951">
          <text:p/>
        </draw:connector>
        <draw:frame draw:style-name="gr1" draw:text-style-name="P1" draw:layer="layout" svg:width="2.29cm" svg:height="0.645cm" svg:x="51.939cm" svg:y="22.4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58cm" svg:x2="31.623cm" svg:y2="27.844cm" draw:start-shape="id86" draw:start-glue-point="2" draw:end-shape="id223" draw:end-glue-point="3" svg:d="m31043 19458v8386h580" svg:viewBox="0 0 581 8387">
          <text:p/>
        </draw:connector>
        <draw:frame draw:style-name="gr1" draw:text-style-name="P1" draw:layer="layout" svg:width="2.545cm" svg:height="0.645cm" svg:x="51.938cm" svg:y="23.2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5cm" svg:x2="24.114cm" svg:y2="12.892cm" draw:start-shape="id22" draw:start-glue-point="2" draw:end-shape="id224" draw:end-glue-point="3" svg:d="m23504-1695v14587h610" svg:viewBox="0 0 611 14588">
          <text:p/>
        </draw:connector>
        <draw:frame draw:style-name="gr1" draw:text-style-name="P1" draw:layer="layout" svg:width="4.069cm" svg:height="0.645cm" svg:x="51.938cm" svg:y="24.0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4.868cm">
          <draw:text-box>
            <text:p><text:span text:style-name="T1">361 non-professional-actor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9-18T13:37:49</dc:date>
    <dc:creator>Tyler Hayes</dc:creator>
    <meta:editing-duration>PT13H16M9S</meta:editing-duration>
    <meta:editing-cycles>177</meta:editing-cycles>
    <meta:generator>LibreOffice/3.5$Linux_X86_64 LibreOffice_project/350m1$Build-2</meta:generator>
    <meta:document-statistic meta:object-count="563"/>
  </office:meta>
</office:document-meta>
</file>